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95cm"/>
    </style:style>
    <style:style style:name="co2" style:family="table-column">
      <style:table-column-properties fo:break-before="auto" style:column-width="4.528cm"/>
    </style:style>
    <style:style style:name="co3" style:family="table-column">
      <style:table-column-properties fo:break-before="auto" style:column-width="4.076cm"/>
    </style:style>
    <style:style style:name="co4" style:family="table-column">
      <style:table-column-properties fo:break-before="auto" style:column-width="13.049cm"/>
    </style:style>
    <style:style style:name="co5" style:family="table-column">
      <style:table-column-properties fo:break-before="auto" style:column-width="11.396cm"/>
    </style:style>
    <style:style style:name="co6" style:family="table-column">
      <style:table-column-properties fo:break-before="auto" style:column-width="4.487cm"/>
    </style:style>
    <style:style style:name="co7" style:family="table-column">
      <style:table-column-properties fo:break-before="auto" style:column-width="6.71cm"/>
    </style:style>
    <style:style style:name="co8" style:family="table-column">
      <style:table-column-properties fo:break-before="auto" style:column-width="3.374cm"/>
    </style:style>
    <style:style style:name="co9" style:family="table-column">
      <style:table-column-properties fo:break-before="auto" style:column-width="3.582cm"/>
    </style:style>
    <style:style style:name="co10" style:family="table-column">
      <style:table-column-properties fo:break-before="auto" style:column-width="5.064cm"/>
    </style:style>
    <style:style style:name="co11" style:family="table-column">
      <style:table-column-properties fo:break-before="auto" style:column-width="2.182cm"/>
    </style:style>
    <style:style style:name="co12" style:family="table-column">
      <style:table-column-properties fo:break-before="auto" style:column-width="2.45cm"/>
    </style:style>
    <style:style style:name="co13" style:family="table-column">
      <style:table-column-properties fo:break-before="auto" style:column-width="3.794cm"/>
    </style:style>
    <style:style style:name="co14" style:family="table-column">
      <style:table-column-properties fo:break-before="auto" style:column-width="1.397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378cm"/>
    </style:style>
    <style:style style:name="co17" style:family="table-column">
      <style:table-column-properties fo:break-before="auto" style:column-width="3.974cm"/>
    </style:style>
    <style:style style:name="co18" style:family="table-column">
      <style:table-column-properties fo:break-before="auto" style:column-width="5.246cm"/>
    </style:style>
    <style:style style:name="co19" style:family="table-column">
      <style:table-column-properties fo:break-before="auto" style:column-width="4.048cm"/>
    </style:style>
    <style:style style:name="co20" style:family="table-column">
      <style:table-column-properties fo:break-before="auto" style:column-width="4.701cm"/>
    </style:style>
    <style:style style:name="co21" style:family="table-column">
      <style:table-column-properties fo:break-before="auto" style:column-width="2.776cm"/>
    </style:style>
    <style:style style:name="co22" style:family="table-column">
      <style:table-column-properties fo:break-before="auto" style:column-width="6.481cm"/>
    </style:style>
    <style:style style:name="co23" style:family="table-column">
      <style:table-column-properties fo:break-before="auto" style:column-width="2.304cm"/>
    </style:style>
    <style:style style:name="co24" style:family="table-column">
      <style:table-column-properties fo:break-before="auto" style:column-width="2.686cm"/>
    </style:style>
    <style:style style:name="co25" style:family="table-column">
      <style:table-column-properties fo:break-before="auto" style:column-width="2.632cm"/>
    </style:style>
    <style:style style:name="co26" style:family="table-column">
      <style:table-column-properties fo:break-before="auto" style:column-width="2.522cm"/>
    </style:style>
    <style:style style:name="co27" style:family="table-column">
      <style:table-column-properties fo:break-before="auto" style:column-width="2.671cm"/>
    </style:style>
    <style:style style:name="co28" style:family="table-column">
      <style:table-column-properties fo:break-before="auto" style:column-width="1.58cm"/>
    </style:style>
    <style:style style:name="co29" style:family="table-column">
      <style:table-column-properties fo:break-before="auto" style:column-width="5.482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.473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631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rotation-align="none"/>
      <style:text-properties fo:color="#c9211e"/>
    </style:style>
    <style:style style:name="ce18" style:family="table-cell" style:parent-style-name="Default">
      <style:text-properties fo:color="#c9211e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5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9" style:family="table-cell" style:parent-style-name="Default" style:data-style-name="N52">
      <style:table-cell-properties fo:border="0.06pt solid #000000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37"/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number-columns-repeated="15" table:default-cell-style-name="Default"/>
        <table:table-column table:style-name="co9" table:number-columns-repeated="998" table:default-cell-style-name="Default"/>
        <table:table-row table:style-name="ro1">
          <table:table-cell table:style-name="ce1" office:value-type="string" calcext:value-type="string">
            <text:p>usuario_id</text:p>
          </table:table-cell>
          <table:table-cell table:style-name="ce1" office:value-type="string" calcext:value-type="string">
            <text:p>usuario</text:p>
          </table:table-cell>
          <table:table-cell table:style-name="ce1" office:value-type="string" calcext:value-type="string">
            <text:p>idade</text:p>
          </table:table-cell>
          <table:table-cell table:style-name="ce6" office:value-type="string" calcext:value-type="string">
            <text:p>historico_de_reproducoes</text:p>
          </table:table-cell>
          <table:table-cell table:style-name="ce9" office:value-type="string" calcext:value-type="string">
            <text:p>data_reproducao</text:p>
          </table:table-cell>
          <table:table-cell table:style-name="ce1" office:value-type="string" calcext:value-type="string">
            <text:p>plano</text:p>
          </table:table-cell>
          <table:table-cell table:style-name="ce1" office:value-type="string" calcext:value-type="string">
            <text:p>data_assinatura</text:p>
          </table:table-cell>
          <table:table-cell table:style-name="ce1" office:value-type="string" calcext:value-type="string">
            <text:p>valor_plano</text:p>
          </table:table-cell>
          <table:table-cell table:style-name="ce16"/>
          <table:table-cell table:style-name="ce6" office:value-type="string" calcext:value-type="string">
            <text:p>usuario_id</text:p>
          </table:table-cell>
          <table:table-cell table:style-name="ce6" office:value-type="string" calcext:value-type="string">
            <text:p>seguindo_artistas</text:p>
          </table:table-cell>
          <table:table-cell table:style-name="ce17"/>
          <table:table-cell table:style-name="ce16" table:number-columns-repeated="16"/>
          <table:table-cell table:style-name="ce18" table:number-columns-repeated="99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Thati</text:p>
          </table:table-cell>
          <table:table-cell table:style-name="ce2" office:value-type="float" office:value="23" calcext:value-type="float">
            <text:p>23</text:p>
          </table:table-cell>
          <table:table-cell table:style-name="ce7" office:value-type="string" calcext:value-type="string">
            <text:p>Honey"; "Walking And Man"; "Young And Father"; "Diamond Power"; "Let's Be Silly"</text:p>
          </table:table-cell>
          <table:table-cell table:style-name="ce8" office:value-type="string" calcext:value-type="string">
            <text:p>2020-02-28 10:45:55"; "2020-05-02 05:30:35"; "2020-03-06 11:22:33"; "2020-08-05 08:05:17"; "2020-09-14 16:32:22"</text:p>
          </table:table-cell>
          <table:table-cell table:style-name="ce5" office:value-type="string" calcext:value-type="string">
            <text:p>gratuito</text:p>
          </table:table-cell>
          <table:table-cell table:style-name="ce5" office:value-type="string" calcext:value-type="string">
            <text:p>2019-10-20</text:p>
          </table:table-cell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7" office:value-type="string" calcext:value-type="string">
            <text:p>Walter Phoenix; Freedie Shannon; Lance Day</text:p>
          </table:table-cell>
          <table:table-cell table:style-name="ce4"/>
          <table:table-cell table:style-name="ce3" table:number-columns-repeated="16"/>
          <table:table-cell table:number-columns-repeated="99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intia</text:p>
          </table:table-cell>
          <table:table-cell table:style-name="ce2" office:value-type="float" office:value="35" calcext:value-type="float">
            <text:p>35</text:p>
          </table:table-cell>
          <table:table-cell table:style-name="ce7" office:value-type="string" calcext:value-type="string">
            <text:p>I Heard I Want To Bo Alone"; "Finding My Traditions"; "Without My Love"; "Baby"</text:p>
          </table:table-cell>
          <table:table-cell table:style-name="ce8" office:value-type="string" calcext:value-type="string">
            <text:p>2020-01-02 07:40:33"; "2020-05-16 06:16:22"; "2020-10-09 12:27:48"; "2020-09-21 13:14:46"</text:p>
          </table:table-cell>
          <table:table-cell table:style-name="ce5" office:value-type="string" calcext:value-type="string">
            <text:p>familiar</text:p>
          </table:table-cell>
          <table:table-cell table:style-name="ce5" office:value-type="string" calcext:value-type="string">
            <text:p>2017-12-30</text:p>
          </table:table-cell>
          <table:table-cell table:style-name="ce2" office:value-type="string" calcext:value-type="string">
            <text:p>7,99</text:p>
          </table:table-cell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Walter Phoenix; Lance Day</text:p>
          </table:table-cell>
          <table:table-cell table:style-name="ce4"/>
          <table:table-cell table:style-name="ce3" table:number-columns-repeated="16"/>
          <table:table-cell table:number-columns-repeated="996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ill</text:p>
          </table:table-cell>
          <table:table-cell table:style-name="ce2" office:value-type="float" office:value="20" calcext:value-type="float">
            <text:p>20</text:p>
          </table:table-cell>
          <table:table-cell table:style-name="ce7" office:value-type="string" calcext:value-type="string">
            <text:p>Magic Circus"; "Dance With Her Own"; "Hard And Time"</text:p>
          </table:table-cell>
          <table:table-cell table:style-name="ce8" office:value-type="string" calcext:value-type="string">
            <text:p>2020-11-13 16:55:13"; "2020-12-05 18:38:30"; "2020-07-30 10:00:00"</text:p>
          </table:table-cell>
          <table:table-cell table:style-name="ce5" office:value-type="string" calcext:value-type="string">
            <text:p>universitário</text:p>
          </table:table-cell>
          <table:table-cell table:style-name="ce5" office:value-type="string" calcext:value-type="string">
            <text:p>2019-06-05</text:p>
          </table:table-cell>
          <table:table-cell table:style-name="ce2" office:value-type="string" calcext:value-type="string">
            <text:p>5,99</text:p>
          </table:table-cell>
          <table:table-cell table:style-name="ce3"/>
          <table:table-cell table:style-name="ce8" office:value-type="float" office:value="3" calcext:value-type="float">
            <text:p>3</text:p>
          </table:table-cell>
          <table:table-cell table:style-name="ce7" office:value-type="string" calcext:value-type="string">
            <text:p>Peter Strong; Walter Phoenix;</text:p>
          </table:table-cell>
          <table:table-cell table:style-name="ce4"/>
          <table:table-cell table:style-name="ce3" table:number-columns-repeated="16"/>
          <table:table-cell table:number-columns-repeated="996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Roger</text:p>
          </table:table-cell>
          <table:table-cell table:style-name="ce2" office:value-type="float" office:value="45" calcext:value-type="float">
            <text:p>45</text:p>
          </table:table-cell>
          <table:table-cell table:style-name="ce7" office:value-type="string" calcext:value-type="string">
            <text:p>Reflections Of Magic"; "I Ride Alone"; "Honey, I'm A Lone Wolf"</text:p>
          </table:table-cell>
          <table:table-cell table:style-name="ce8" office:value-type="string" calcext:value-type="string">
            <text:p>2021-08-15 17:10:10"; "2021-07-10 15:20:30"; "2021-01-09 01:44:33"</text:p>
          </table:table-cell>
          <table:table-cell table:style-name="ce5" office:value-type="string" calcext:value-type="string">
            <text:p>pessoal</text:p>
          </table:table-cell>
          <table:table-cell table:style-name="ce5" office:value-type="string" calcext:value-type="string">
            <text:p>2020-05-13</text:p>
          </table:table-cell>
          <table:table-cell table:style-name="ce2" office:value-type="string" calcext:value-type="string">
            <text:p>6,99</text:p>
          </table:table-cell>
          <table:table-cell table:style-name="ce3"/>
          <table:table-cell table:style-name="ce8" office:value-type="float" office:value="4" calcext:value-type="float">
            <text:p>4</text:p>
          </table:table-cell>
          <table:table-cell table:style-name="ce7" office:value-type="string" calcext:value-type="string">
            <text:p>Freedie Shannon</text:p>
          </table:table-cell>
          <table:table-cell table:style-name="ce4"/>
          <table:table-cell table:style-name="ce3" table:number-columns-repeated="16"/>
          <table:table-cell table:number-columns-repeated="996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orman</text:p>
          </table:table-cell>
          <table:table-cell table:style-name="ce2" office:value-type="float" office:value="58" calcext:value-type="float">
            <text:p>58</text:p>
          </table:table-cell>
          <table:table-cell table:style-name="ce8" office:value-type="string" calcext:value-type="string">
            <text:p>Honey, So Do I"; "Rock His Everything"; "Diamond Power"; "Soul For Us"</text:p>
          </table:table-cell>
          <table:table-cell table:style-name="ce8" office:value-type="string" calcext:value-type="string">
            <text:p>2020-07-03 19:33:28"; "2017-02-24 21:14:22"; "2020-08-06 15:23:43"; "2020-11-10 13:52:27"</text:p>
          </table:table-cell>
          <table:table-cell table:style-name="ce2" office:value-type="string" calcext:value-type="string">
            <text:p>pessoal</text:p>
          </table:table-cell>
          <table:table-cell table:style-name="ce7" office:value-type="string" calcext:value-type="string">
            <text:p>2017-02-17</text:p>
          </table:table-cell>
          <table:table-cell table:style-name="ce8" office:value-type="string" calcext:value-type="string">
            <text:p>6,99</text:p>
          </table:table-cell>
          <table:table-cell table:style-name="ce3"/>
          <table:table-cell table:style-name="ce8" office:value-type="float" office:value="5" calcext:value-type="float">
            <text:p>5</text:p>
          </table:table-cell>
          <table:table-cell table:style-name="ce2" office:value-type="string" calcext:value-type="string">
            <text:p>Tyler Isle; Fog</text:p>
          </table:table-cell>
          <table:table-cell table:style-name="ce4"/>
          <table:table-cell table:style-name="ce3" table:number-columns-repeated="16"/>
          <table:table-cell table:number-columns-repeated="996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atrick</text:p>
          </table:table-cell>
          <table:table-cell table:style-name="ce2" office:value-type="float" office:value="33" calcext:value-type="float">
            <text:p>33</text:p>
          </table:table-cell>
          <table:table-cell table:style-name="ce8" office:value-type="string" calcext:value-type="string">
            <text:p>Wouldn't It Be Nice"; "He Heard You're Bad For Me"; "He Hopes We Can't Stay"; <text:s/>"Walking And Game"</text:p>
          </table:table-cell>
          <table:table-cell table:style-name="ce8" office:value-type="string" calcext:value-type="string">
            <text:p>2019-02-07 20:33:48"; "2017-01-24 00:31:17"; "2017-10-12 12:35:20"; "2018-05-29 14:56:41"</text:p>
          </table:table-cell>
          <table:table-cell table:style-name="ce2" office:value-type="string" calcext:value-type="string">
            <text:p>familiar</text:p>
          </table:table-cell>
          <table:table-cell table:style-name="ce7" office:value-type="string" calcext:value-type="string">
            <text:p>2017-01-06</text:p>
          </table:table-cell>
          <table:table-cell table:style-name="ce8" office:value-type="string" calcext:value-type="string">
            <text:p>7,99</text:p>
          </table:table-cell>
          <table:table-cell table:style-name="ce3"/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Fog; Lance Day; Walter Phoenix</text:p>
          </table:table-cell>
          <table:table-cell table:style-name="ce4"/>
          <table:table-cell table:style-name="ce3" table:number-columns-repeated="16"/>
          <table:table-cell table:number-columns-repeated="996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Vivian</text:p>
          </table:table-cell>
          <table:table-cell table:style-name="ce2" office:value-type="float" office:value="26" calcext:value-type="float">
            <text:p>26</text:p>
          </table:table-cell>
          <table:table-cell table:style-name="ce8" office:value-type="string" calcext:value-type="string">
            <text:p>Time Fireworks"; "Troubles Of My Inner Fire"; "Celebration Of More"</text:p>
          </table:table-cell>
          <table:table-cell table:style-name="ce8" office:value-type="string" calcext:value-type="string">
            <text:p>2018-05-09 22:30:49"; "2020-07-27 12:52:58"; "2018-01-16 18:40:43"</text:p>
          </table:table-cell>
          <table:table-cell table:style-name="ce2" office:value-type="string" calcext:value-type="string">
            <text:p>universitário</text:p>
          </table:table-cell>
          <table:table-cell table:style-name="ce7" office:value-type="string" calcext:value-type="string">
            <text:p>2018-01-05</text:p>
          </table:table-cell>
          <table:table-cell table:style-name="ce8" office:value-type="string" calcext:value-type="string">
            <text:p>5,99</text:p>
          </table:table-cell>
          <table:table-cell table:style-name="ce3"/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Peter Strong; Tyler Isle</text:p>
          </table:table-cell>
          <table:table-cell table:style-name="ce4"/>
          <table:table-cell table:style-name="ce3" table:number-columns-repeated="16"/>
          <table:table-cell table:number-columns-repeated="996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arol</text:p>
          </table:table-cell>
          <table:table-cell table:style-name="ce2" office:value-type="float" office:value="19" calcext:value-type="float">
            <text:p>19</text:p>
          </table:table-cell>
          <table:table-cell table:style-name="ce8" office:value-type="string" calcext:value-type="string">
            <text:p>Baby"; "You Make Me Feel So.."; "He"s Walking Away"; "He"s Trouble"</text:p>
          </table:table-cell>
          <table:table-cell table:style-name="ce8" office:value-type="string" calcext:value-type="string">
            <text:p>2018-03-21 16:56:40"; "2020-10-18 13:38:05"; "2019-05-25 08:14:03"; "2021-08-15 21:37:09"</text:p>
          </table:table-cell>
          <table:table-cell table:style-name="ce2" office:value-type="string" calcext:value-type="string">
            <text:p>universitário</text:p>
          </table:table-cell>
          <table:table-cell table:style-name="ce7" office:value-type="string" calcext:value-type="string">
            <text:p>2018-02-14</text:p>
          </table:table-cell>
          <table:table-cell table:style-name="ce8" office:value-type="string" calcext:value-type="string">
            <text:p>5,99</text:p>
          </table:table-cell>
          <table:table-cell table:style-name="ce3"/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Walter Phoenix; Tyler Isle</text:p>
          </table:table-cell>
          <table:table-cell table:style-name="ce4"/>
          <table:table-cell table:style-name="ce3" table:number-columns-repeated="16"/>
          <table:table-cell table:number-columns-repeated="996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ngelina</text:p>
          </table:table-cell>
          <table:table-cell table:style-name="ce2" office:value-type="float" office:value="42" calcext:value-type="float">
            <text:p>42</text:p>
          </table:table-cell>
          <table:table-cell table:style-name="ce8" office:value-type="string" calcext:value-type="string">
            <text:p>Thang Of Thunder"; "Words Of Her Life"; "Sweetie, Let's Go Wild"; "She Knows"</text:p>
          </table:table-cell>
          <table:table-cell table:style-name="ce8" office:value-type="string" calcext:value-type="string">
            <text:p>2021-05-24 17:23:45"; "2018-12-07 22:48:52"; "2021-03-14 06:14:26"; "2020-04-01 03:36:00"</text:p>
          </table:table-cell>
          <table:table-cell table:style-name="ce2" office:value-type="string" calcext:value-type="string">
            <text:p>familiar</text:p>
          </table:table-cell>
          <table:table-cell table:style-name="ce7" office:value-type="string" calcext:value-type="string">
            <text:p>2018-04-29</text:p>
          </table:table-cell>
          <table:table-cell table:style-name="ce8" office:value-type="string" calcext:value-type="string">
            <text:p>7,99</text:p>
          </table:table-cell>
          <table:table-cell table:style-name="ce3"/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Fog; Freedie Shannon; <text:s/>Lance Day</text:p>
          </table:table-cell>
          <table:table-cell table:style-name="ce4"/>
          <table:table-cell table:style-name="ce3" table:number-columns-repeated="16"/>
          <table:table-cell table:number-columns-repeated="996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aul</text:p>
          </table:table-cell>
          <table:table-cell table:style-name="ce2" office:value-type="float" office:value="46" calcext:value-type="float">
            <text:p>46</text:p>
          </table:table-cell>
          <table:table-cell table:style-name="ce8" office:value-type="string" calcext:value-type="string">
            <text:p>History Of My Roses"; "Without My Love"; "Rock His Everything"; "Home Forever"</text:p>
          </table:table-cell>
          <table:table-cell table:style-name="ce8" office:value-type="string" calcext:value-type="string">
            <text:p>2017-02-06 08:21:34"; "2017-12-04 05:33:43"; "2017-07-27 05:24:49"; "2017-12-25 01:03:57"</text:p>
          </table:table-cell>
          <table:table-cell table:style-name="ce2" office:value-type="string" calcext:value-type="string">
            <text:p>familiar</text:p>
          </table:table-cell>
          <table:table-cell table:style-name="ce7" office:value-type="string" calcext:value-type="string">
            <text:p>2017-01-17</text:p>
          </table:table-cell>
          <table:table-cell table:style-name="ce8" office:value-type="string" calcext:value-type="string">
            <text:p>7,99</text:p>
          </table:table-cell>
          <table:table-cell table:style-name="ce3"/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Peter Strong; Fog</text:p>
          </table:table-cell>
          <table:table-cell table:style-name="ce4"/>
          <table:table-cell table:style-name="ce3" table:number-columns-repeated="16"/>
          <table:table-cell table:number-columns-repeated="996"/>
        </table:table-row>
        <table:table-row table:style-name="ro4">
          <table:table-cell table:style-name="ce3" table:number-columns-repeated="4"/>
          <table:table-cell table:style-name="ce10" table:number-columns-repeated="3"/>
          <table:table-cell table:style-name="ce3" table:number-columns-repeated="19"/>
          <table:table-cell table:style-name="ce4" table:number-columns-repeated="2"/>
          <table:table-cell table:number-columns-repeated="996"/>
        </table:table-row>
        <table:table-row table:style-name="ro1">
          <table:table-cell table:style-name="ce1" office:value-type="string" calcext:value-type="string">
            <text:p>album_id</text:p>
          </table:table-cell>
          <table:table-cell table:style-name="ce1" office:value-type="string" calcext:value-type="string">
            <text:p>album</text:p>
          </table:table-cell>
          <table:table-cell table:style-name="ce1" office:value-type="string" calcext:value-type="string">
            <text:p>artista</text:p>
          </table:table-cell>
          <table:table-cell table:style-name="ce1" office:value-type="string" calcext:value-type="string">
            <text:p>cancoes</text:p>
          </table:table-cell>
          <table:table-cell table:style-name="ce11" office:value-type="string" calcext:value-type="string">
            <text:p>duracao_segundos</text:p>
          </table:table-cell>
          <table:table-cell table:style-name="ce13" office:value-type="string" calcext:value-type="string">
            <text:p>ano_lancamento</text:p>
          </table:table-cell>
          <table:table-cell table:style-name="ce14"/>
          <table:table-cell table:style-name="ce16" table:number-columns-repeated="14"/>
          <table:table-cell table:style-name="ce17" table:number-columns-repeated="6"/>
          <table:table-cell table:style-name="ce18" table:number-columns-repeated="99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nvious</text:p>
          </table:table-cell>
          <table:table-cell table:style-name="ce5" office:value-type="string" calcext:value-type="string">
            <text:p>Walter Phoenix</text:p>
          </table:table-cell>
          <table:table-cell table:style-name="ce7" office:value-type="string" calcext:value-type="string">
            <text:p>Soul For Us"; "Reflections Of Magic"; "Dance With Her Own"</text:p>
          </table:table-cell>
          <table:table-cell table:style-name="ce12" office:value-type="string" calcext:value-type="string">
            <text:p>200; 163; 116</text:p>
          </table:table-cell>
          <table:table-cell table:style-name="ce7" office:value-type="string" calcext:value-type="string">
            <text:p>1990</text:p>
          </table:table-cell>
          <table:table-cell table:style-name="ce15"/>
          <table:table-cell table:style-name="ce3" table:number-columns-repeated="2"/>
          <table:table-cell table:style-name="ce4"/>
          <table:table-cell table:style-name="ce3" table:number-columns-repeated="11"/>
          <table:table-cell table:style-name="ce4" table:number-columns-repeated="6"/>
          <table:table-cell table:number-columns-repeated="99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Exuberant</text:p>
          </table:table-cell>
          <table:table-cell table:style-name="ce5" office:value-type="string" calcext:value-type="string">
            <text:p>Walter Phoenix</text:p>
          </table:table-cell>
          <table:table-cell table:style-name="ce7" office:value-type="string" calcext:value-type="string">
            <text:p>Troubles Of My Inner Fire"; "Time Fireworks"</text:p>
          </table:table-cell>
          <table:table-cell table:style-name="ce12" office:value-type="string" calcext:value-type="string">
            <text:p>203; 152</text:p>
          </table:table-cell>
          <table:table-cell table:style-name="ce7" office:value-type="string" calcext:value-type="string">
            <text:p>1993</text:p>
          </table:table-cell>
          <table:table-cell table:style-name="ce15"/>
          <table:table-cell table:style-name="ce3" table:number-columns-repeated="2"/>
          <table:table-cell table:style-name="ce4"/>
          <table:table-cell table:style-name="ce3" table:number-columns-repeated="11"/>
          <table:table-cell table:style-name="ce4" table:number-columns-repeated="6"/>
          <table:table-cell table:number-columns-repeated="99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Hallowed Steam</text:p>
          </table:table-cell>
          <table:table-cell table:style-name="ce5" office:value-type="string" calcext:value-type="string">
            <text:p>Peter Strong</text:p>
          </table:table-cell>
          <table:table-cell table:style-name="ce7" office:value-type="string" calcext:value-type="string">
            <text:p>Magic Circus"; "Honey, So Do I"; "Sweetie, Let's Go Wild"; "She Knows"</text:p>
          </table:table-cell>
          <table:table-cell table:style-name="ce12" office:value-type="string" calcext:value-type="string">
            <text:p>105; 207; 139; 244</text:p>
          </table:table-cell>
          <table:table-cell table:style-name="ce7" office:value-type="string" calcext:value-type="string">
            <text:p>1995</text:p>
          </table:table-cell>
          <table:table-cell table:style-name="ce15"/>
          <table:table-cell table:style-name="ce3" table:number-columns-repeated="2"/>
          <table:table-cell table:style-name="ce4"/>
          <table:table-cell table:style-name="ce3" table:number-columns-repeated="11"/>
          <table:table-cell table:style-name="ce4" table:number-columns-repeated="6"/>
          <table:table-cell table:number-columns-repeated="997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Incandescent</text:p>
          </table:table-cell>
          <table:table-cell table:style-name="ce5" office:value-type="string" calcext:value-type="string">
            <text:p>Lance Day</text:p>
          </table:table-cell>
          <table:table-cell table:style-name="ce7" office:value-type="string" calcext:value-type="string">
            <text:p>Fantasy For Me"; "Celebration Of More"; "Rock His Everything"; "Home Forever"; "Diamond Power"; "Let's Be Silly"</text:p>
          </table:table-cell>
          <table:table-cell table:style-name="ce12" office:value-type="string" calcext:value-type="string">
            <text:p>100; 146; 223; 231; 241; 132</text:p>
          </table:table-cell>
          <table:table-cell table:style-name="ce7" office:value-type="string" calcext:value-type="string">
            <text:p>1998</text:p>
          </table:table-cell>
          <table:table-cell table:style-name="ce15"/>
          <table:table-cell table:style-name="ce3" table:number-columns-repeated="2"/>
          <table:table-cell table:style-name="ce4"/>
          <table:table-cell table:style-name="ce3" table:number-columns-repeated="11"/>
          <table:table-cell table:style-name="ce4" table:number-columns-repeated="6"/>
          <table:table-cell table:number-columns-repeated="99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Temporary Culture</text:p>
          </table:table-cell>
          <table:table-cell table:style-name="ce5" office:value-type="string" calcext:value-type="string">
            <text:p>Freedie Shannon</text:p>
          </table:table-cell>
          <table:table-cell table:style-name="ce7" office:value-type="string" calcext:value-type="string">
            <text:p>Thang Of Thunder"; "Words Of Her Life"; "Without My Streets"</text:p>
          </table:table-cell>
          <table:table-cell table:style-name="ce12" office:value-type="string" calcext:value-type="string">
            <text:p>240; 185; 176</text:p>
          </table:table-cell>
          <table:table-cell table:style-name="ce7" office:value-type="string" calcext:value-type="string">
            <text:p>2001</text:p>
          </table:table-cell>
          <table:table-cell table:style-name="ce15"/>
          <table:table-cell table:style-name="ce3" table:number-columns-repeated="2"/>
          <table:table-cell table:style-name="ce4"/>
          <table:table-cell table:style-name="ce3" table:number-columns-repeated="11"/>
          <table:table-cell table:style-name="ce4" table:number-columns-repeated="6"/>
          <table:table-cell table:number-columns-repeated="997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ibrary of liberty</text:p>
          </table:table-cell>
          <table:table-cell table:style-name="ce5" office:value-type="string" calcext:value-type="string">
            <text:p>Freedie Shannon</text:p>
          </table:table-cell>
          <table:table-cell table:style-name="ce8" office:value-type="string" calcext:value-type="string">
            <text:p>Need Of The Evening"; "History Of My Roses"; "Without My Love"; "Walking And Game"; "Young And Father"</text:p>
          </table:table-cell>
          <table:table-cell table:style-name="ce2" office:value-type="string" calcext:value-type="string">
            <text:p>190; 222; 111; 123; 197</text:p>
          </table:table-cell>
          <table:table-cell table:style-name="ce5" office:value-type="string" calcext:value-type="string">
            <text:p>2003</text:p>
          </table:table-cell>
          <table:table-cell table:style-name="ce3" table:number-columns-repeated="3"/>
          <table:table-cell table:style-name="ce4"/>
          <table:table-cell table:style-name="ce3" table:number-columns-repeated="11"/>
          <table:table-cell table:style-name="ce4" table:number-columns-repeated="6"/>
          <table:table-cell table:number-columns-repeated="997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hained Down</text:p>
          </table:table-cell>
          <table:table-cell table:style-name="ce2" office:value-type="string" calcext:value-type="string">
            <text:p>Tyler Isle</text:p>
          </table:table-cell>
          <table:table-cell table:style-name="ce8" office:value-type="string" calcext:value-type="string">
            <text:p>Finding My Traditions"; <text:s/>"Walking And Man"; "Hard And Time"; "Honey, I'm A Lone Wolf"</text:p>
          </table:table-cell>
          <table:table-cell table:style-name="ce2" office:value-type="string" calcext:value-type="string">
            <text:p>179; 229; 135; 150</text:p>
          </table:table-cell>
          <table:table-cell table:style-name="ce5" office:value-type="string" calcext:value-type="string">
            <text:p>2007</text:p>
          </table:table-cell>
          <table:table-cell table:style-name="ce3" table:number-columns-repeated="3"/>
          <table:table-cell table:style-name="ce4"/>
          <table:table-cell table:style-name="ce3" table:number-columns-repeated="11"/>
          <table:table-cell table:style-name="ce4" table:number-columns-repeated="6"/>
          <table:table-cell table:number-columns-repeated="997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abinet of fools</text:p>
          </table:table-cell>
          <table:table-cell table:style-name="ce2" office:value-type="string" calcext:value-type="string">
            <text:p>Tyler Isle</text:p>
          </table:table-cell>
          <table:table-cell table:style-name="ce8" office:value-type="string" calcext:value-type="string">
            <text:p>She Thinks I Won't Stay Tonight"; "He Heard You're Bad For Me"; "He Hopes We Can't Stay"; "I Know I Know"</text:p>
          </table:table-cell>
          <table:table-cell table:style-name="ce2" office:value-type="string" calcext:value-type="string">
            <text:p>166; 154; 210; 117</text:p>
          </table:table-cell>
          <table:table-cell table:style-name="ce5" office:value-type="string" calcext:value-type="string">
            <text:p>2012</text:p>
          </table:table-cell>
          <table:table-cell table:style-name="ce3" table:number-columns-repeated="3"/>
          <table:table-cell table:style-name="ce4"/>
          <table:table-cell table:style-name="ce3" table:number-columns-repeated="11"/>
          <table:table-cell table:style-name="ce4" table:number-columns-repeated="6"/>
          <table:table-cell table:number-columns-repeated="997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No guarantees</text:p>
          </table:table-cell>
          <table:table-cell table:style-name="ce2" office:value-type="string" calcext:value-type="string">
            <text:p>Tyler Isle</text:p>
          </table:table-cell>
          <table:table-cell table:style-name="ce8" office:value-type="string" calcext:value-type="string">
            <text:p>He's Walking Away"; "He's Trouble"; "I Heard I Want To Bo Alone"; "I Ride Alone"</text:p>
          </table:table-cell>
          <table:table-cell table:style-name="ce2" office:value-type="string" calcext:value-type="string">
            <text:p>159; 138; 120; 151</text:p>
          </table:table-cell>
          <table:table-cell table:style-name="ce5" office:value-type="string" calcext:value-type="string">
            <text:p>2015</text:p>
          </table:table-cell>
          <table:table-cell table:style-name="ce3" table:number-columns-repeated="3"/>
          <table:table-cell table:style-name="ce4"/>
          <table:table-cell table:style-name="ce3" table:number-columns-repeated="11"/>
          <table:table-cell table:style-name="ce4" table:number-columns-repeated="6"/>
          <table:table-cell table:number-columns-repeated="997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pparatus</text:p>
          </table:table-cell>
          <table:table-cell table:style-name="ce2" office:value-type="string" calcext:value-type="string">
            <text:p>Fog</text:p>
          </table:table-cell>
          <table:table-cell table:style-name="ce8" office:value-type="string" calcext:value-type="string">
            <text:p>Honey"; "You Cheated On Me"; "Wouldn't It Be Nice"; "Baby"; <text:s/>"You Make Me Feel So.."</text:p>
          </table:table-cell>
          <table:table-cell table:style-name="ce2" office:value-type="string" calcext:value-type="string">
            <text:p>79; 95; 213; 136; 83</text:p>
          </table:table-cell>
          <table:table-cell table:style-name="ce5" office:value-type="string" calcext:value-type="string">
            <text:p>2015</text:p>
          </table:table-cell>
          <table:table-cell table:style-name="ce3" table:number-columns-repeated="3"/>
          <table:table-cell table:style-name="ce4"/>
          <table:table-cell table:style-name="ce3" table:number-columns-repeated="10"/>
          <table:table-cell table:style-name="ce15"/>
          <table:table-cell table:style-name="ce4" table:number-columns-repeated="6"/>
          <table:table-cell table:number-columns-repeated="997"/>
        </table:table-row>
        <table:table-row table:style-name="ro5">
          <table:table-cell table:style-name="ce3" table:number-columns-repeated="10"/>
          <table:table-cell table:style-name="ce4"/>
          <table:table-cell table:style-name="ce3" table:number-columns-repeated="15"/>
          <table:table-cell table:style-name="ce4" table:number-columns-repeated="2"/>
          <table:table-cell table:number-columns-repeated="996"/>
        </table:table-row>
        <table:table-row table:style-name="ro5" table:number-rows-repeated="199">
          <table:table-cell table:style-name="ce3" table:number-columns-repeated="26"/>
          <table:table-cell table:style-name="ce4" table:number-columns-repeated="2"/>
          <table:table-cell table:number-columns-repeated="996"/>
        </table:table-row>
        <table:table-row table:style-name="ro5" table:number-rows-repeated="776">
          <table:table-cell table:style-name="ce4" table:number-columns-repeated="28"/>
          <table:table-cell table:number-columns-repeated="996"/>
        </table:table-row>
        <table:table-row table:style-name="ro6" table:number-rows-repeated="104757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lanilha2" table:style-name="ta2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number-columns-repeated="2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5" table:number-columns-repeated="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15" table:number-columns-repeated="993" table:default-cell-style-name="Default"/>
        <table:table-row table:style-name="ro7">
          <table:table-cell table:style-name="ce48" office:value-type="string" calcext:value-type="string" table:number-columns-spanned="3" table:number-rows-spanned="1">
            <text:p>planos</text:p>
          </table:table-cell>
          <table:covered-table-cell table:number-columns-repeated="2" table:style-name="ce49"/>
          <table:table-cell table:style-name="ce22"/>
          <table:table-cell table:style-name="ce48" office:value-type="string" calcext:value-type="string" table:number-columns-spanned="3" table:number-rows-spanned="1">
            <text:p>artista</text:p>
          </table:table-cell>
          <table:covered-table-cell table:number-columns-repeated="2" table:style-name="ce49"/>
          <table:table-cell table:style-name="ce22"/>
          <table:table-cell table:style-name="ce48" office:value-type="string" calcext:value-type="string" table:number-columns-spanned="4" table:number-rows-spanned="1">
            <text:p>álbuns</text:p>
          </table:table-cell>
          <table:covered-table-cell table:number-columns-repeated="3" table:style-name="ce49"/>
          <table:table-cell table:style-name="ce22"/>
          <table:table-cell table:style-name="ce48" office:value-type="string" calcext:value-type="string" table:number-columns-spanned="4" table:number-rows-spanned="1">
            <text:p>cancoes</text:p>
          </table:table-cell>
          <table:covered-table-cell table:number-columns-repeated="3" table:style-name="ce49"/>
          <table:table-cell table:style-name="ce22"/>
          <table:table-cell table:style-name="ce48" office:value-type="string" calcext:value-type="string" table:number-columns-spanned="2" table:number-rows-spanned="1">
            <text:p>seguidores</text:p>
          </table:table-cell>
          <table:covered-table-cell table:style-name="ce49"/>
          <table:table-cell table:style-name="ce22"/>
          <table:table-cell table:style-name="ce48" office:value-type="string" calcext:value-type="string" table:number-columns-spanned="3" table:number-rows-spanned="1">
            <text:p>reproducoes</text:p>
          </table:table-cell>
          <table:covered-table-cell table:number-columns-repeated="2" table:style-name="ce49"/>
          <table:table-cell table:style-name="ce22"/>
          <table:table-cell table:style-name="ce30" office:value-type="string" calcext:value-type="string" table:number-columns-spanned="5" table:number-rows-spanned="1">
            <text:p>usuario</text:p>
          </table:table-cell>
          <table:covered-table-cell table:number-columns-repeated="4" table:style-name="ce1"/>
          <table:table-cell table:style-name="ce22" table:number-columns-repeated="993"/>
        </table:table-row>
        <table:table-row table:style-name="ro8">
          <table:table-cell table:style-name="ce49" office:value-type="string" calcext:value-type="string">
            <text:p>planos_id</text:p>
          </table:table-cell>
          <table:table-cell table:style-name="ce49" office:value-type="string" calcext:value-type="string">
            <text:p>nome_do_plano</text:p>
          </table:table-cell>
          <table:table-cell table:style-name="ce49" office:value-type="string" calcext:value-type="string">
            <text:p>valor</text:p>
          </table:table-cell>
          <table:table-cell table:style-name="ce22"/>
          <table:table-cell table:style-name="ce49" office:value-type="string" calcext:value-type="string">
            <text:p>artista_id</text:p>
          </table:table-cell>
          <table:table-cell table:style-name="ce49" office:value-type="string" calcext:value-type="string">
            <text:p>nome_do_artista</text:p>
          </table:table-cell>
          <table:table-cell table:style-name="ce49" office:value-type="string" calcext:value-type="string">
            <text:p>sobrenome_do_artista</text:p>
          </table:table-cell>
          <table:table-cell table:style-name="ce22"/>
          <table:table-cell table:style-name="ce49" office:value-type="string" calcext:value-type="string">
            <text:p>id_album</text:p>
          </table:table-cell>
          <table:table-cell table:style-name="ce49" office:value-type="string" calcext:value-type="string">
            <text:p>nome_album</text:p>
          </table:table-cell>
          <table:table-cell table:style-name="ce49" office:value-type="string" calcext:value-type="string">
            <text:p>id_artista</text:p>
          </table:table-cell>
          <table:table-cell table:style-name="ce49" office:value-type="string" calcext:value-type="string">
            <text:p>ano_de_lançamento</text:p>
          </table:table-cell>
          <table:table-cell table:style-name="ce22"/>
          <table:table-cell table:style-name="ce49" office:value-type="string" calcext:value-type="string">
            <text:p>id_cancoes</text:p>
          </table:table-cell>
          <table:table-cell table:style-name="ce49" office:value-type="string" calcext:value-type="string">
            <text:p>nome_cancoes</text:p>
          </table:table-cell>
          <table:table-cell table:style-name="ce49" office:value-type="string" calcext:value-type="string">
            <text:p>id_album</text:p>
          </table:table-cell>
          <table:table-cell table:style-name="ce49" office:value-type="string" calcext:value-type="string">
            <text:p>duracao</text:p>
          </table:table-cell>
          <table:table-cell table:style-name="ce22"/>
          <table:table-cell table:style-name="ce49" office:value-type="string" calcext:value-type="string">
            <text:p>id_artista</text:p>
          </table:table-cell>
          <table:table-cell table:style-name="ce49" office:value-type="string" calcext:value-type="string">
            <text:p>id_usuario</text:p>
          </table:table-cell>
          <table:table-cell table:style-name="ce22"/>
          <table:table-cell table:style-name="ce49" office:value-type="string" calcext:value-type="string">
            <text:p>id_usuario</text:p>
          </table:table-cell>
          <table:table-cell table:style-name="ce49" office:value-type="string" calcext:value-type="string">
            <text:p>id_cancao</text:p>
          </table:table-cell>
          <table:table-cell table:style-name="ce49" office:value-type="string" calcext:value-type="string">
            <text:p>horario_reproducao</text:p>
          </table:table-cell>
          <table:table-cell table:style-name="ce22"/>
          <table:table-cell table:style-name="ce31" office:value-type="string" calcext:value-type="string">
            <text:p>usuario_id</text:p>
          </table:table-cell>
          <table:table-cell table:style-name="ce31" office:value-type="string" calcext:value-type="string">
            <text:p>usuario</text:p>
          </table:table-cell>
          <table:table-cell table:style-name="ce31" office:value-type="string" calcext:value-type="string">
            <text:p>idade</text:p>
          </table:table-cell>
          <table:table-cell table:style-name="ce31" office:value-type="string" calcext:value-type="string">
            <text:p>plano</text:p>
          </table:table-cell>
          <table:table-cell table:style-name="ce31" office:value-type="string" calcext:value-type="string">
            <text:p>data_assinatura</text:p>
          </table:table-cell>
          <table:table-cell table:style-name="ce22" table:number-columns-repeated="993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gratuito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3" office:value-type="string" calcext:value-type="string">
            <text:p>Fog</text:p>
          </table:table-cell>
          <table:table-cell table:style-name="ce21"/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nvious</text:p>
          </table:table-cell>
          <table:table-cell table:style-name="ce5" office:value-type="string" calcext:value-type="string">
            <text:p>6</text:p>
          </table:table-cell>
          <table:table-cell table:style-name="ce7" office:value-type="string" calcext:value-type="string">
            <text:p>1990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Soul For Us</text:p>
          </table:table-cell>
          <table:table-cell table:style-name="ce21" office:value-type="float" office:value="1" calcext:value-type="float">
            <text:p>1</text:p>
          </table:table-cell>
          <table:table-cell table:style-name="ce28" office:value-type="float" office:value="200" calcext:value-type="float">
            <text:p>200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1" office:value-type="float" office:value="6" calcext:value-type="float">
            <text:p>6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1" office:value-type="float" office:value="36" calcext:value-type="float">
            <text:p>36</text:p>
          </table:table-cell>
          <table:table-cell table:style-name="ce29" office:value-type="string" calcext:value-type="string">
            <text:p>'2020-02-28 10:45:55’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Thati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2019-10-20</text:p>
          </table:table-cell>
          <table:table-cell table:formula="of:=&quot; (&quot;&amp;[.V3]&amp;&quot;, &quot;&amp;[.W3]&amp;&quot;, &quot;&amp;[.X3]&amp;&quot;),&quot;" office:value-type="string" office:string-value=" (1, 36, '2020-02-28 10:45:55’)," calcext:value-type="string">
            <text:p><text:s/>(1, 36, '2020-02-28 10:45:55’),</text:p>
          </table:table-cell>
          <table:table-cell table:number-columns-repeated="992"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universitário</text:p>
          </table:table-cell>
          <table:table-cell table:style-name="ce21" office:value-type="float" office:value="5.99" calcext:value-type="float">
            <text:p>5,99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4" office:value-type="string" calcext:value-type="string">
            <text:p>Freedie</text:p>
          </table:table-cell>
          <table:table-cell table:style-name="ce25" office:value-type="string" calcext:value-type="string">
            <text:p>Shannon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Exuberant</text:p>
          </table:table-cell>
          <table:table-cell table:style-name="ce5" office:value-type="string" calcext:value-type="string">
            <text:p>6</text:p>
          </table:table-cell>
          <table:table-cell table:style-name="ce7" office:value-type="string" calcext:value-type="string">
            <text:p>1993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Reflections Of Magic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63" calcext:value-type="float">
            <text:p>163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5" calcext:value-type="float">
            <text:p>25</text:p>
          </table:table-cell>
          <table:table-cell table:style-name="ce29" office:value-type="string" calcext:value-type="string">
            <text:p>'2020-05-02 05:30:35’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intia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2017-12-30</text:p>
          </table:table-cell>
          <table:table-cell table:formula="of:=&quot; (&quot;&amp;[.V4]&amp;&quot;, &quot;&amp;[.W4]&amp;&quot;, &quot;&amp;[.X4]&amp;&quot;),&quot;" office:value-type="string" office:string-value=" (1, 25, '2020-05-02 05:30:35’)," calcext:value-type="string">
            <text:p><text:s/>(1, 25, '2020-05-02 05:30:35’),</text:p>
          </table:table-cell>
          <table:table-cell table:number-columns-repeated="992"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pessoal</text:p>
          </table:table-cell>
          <table:table-cell table:style-name="ce21" office:value-type="float" office:value="6.99" calcext:value-type="float">
            <text:p>6,99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24" office:value-type="string" calcext:value-type="string">
            <text:p>Lance</text:p>
          </table:table-cell>
          <table:table-cell table:style-name="ce21" office:value-type="string" calcext:value-type="string">
            <text:p>Day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Hallowed Steam</text:p>
          </table:table-cell>
          <table:table-cell table:style-name="ce5" office:value-type="string" calcext:value-type="string">
            <text:p>4</text:p>
          </table:table-cell>
          <table:table-cell table:style-name="ce7" office:value-type="string" calcext:value-type="string">
            <text:p>1995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26" office:value-type="string" calcext:value-type="string">
            <text:p>Dance With Her Ow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16" calcext:value-type="float">
            <text:p>116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3" calcext:value-type="float">
            <text:p>23</text:p>
          </table:table-cell>
          <table:table-cell table:style-name="ce29" office:value-type="string" calcext:value-type="string">
            <text:p>'2020-03-06 11:22:33’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ill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2019-06-05</text:p>
          </table:table-cell>
          <table:table-cell table:formula="of:=&quot; (&quot;&amp;[.V5]&amp;&quot;, &quot;&amp;[.W5]&amp;&quot;, &quot;&amp;[.X5]&amp;&quot;),&quot;" office:value-type="string" office:string-value=" (1, 23, '2020-03-06 11:22:33’)," calcext:value-type="string">
            <text:p><text:s/>(1, 23, '2020-03-06 11:22:33’),</text:p>
          </table:table-cell>
          <table:table-cell table:number-columns-repeated="992"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familiar</text:p>
          </table:table-cell>
          <table:table-cell table:style-name="ce21" office:value-type="float" office:value="7.99" calcext:value-type="float">
            <text:p>7,99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4" office:value-type="string" calcext:value-type="string">
            <text:p>Peter</text:p>
          </table:table-cell>
          <table:table-cell table:style-name="ce21" office:value-type="string" calcext:value-type="string">
            <text:p>Strong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Incandescent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1998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Troubles Of My Inner Fire</text:p>
          </table:table-cell>
          <table:table-cell table:style-name="ce21" office:value-type="float" office:value="2" calcext:value-type="float">
            <text:p>2</text:p>
          </table:table-cell>
          <table:table-cell table:style-name="ce28" office:value-type="float" office:value="203" calcext:value-type="float">
            <text:p>203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1" office:value-type="float" office:value="6" calcext:value-type="float">
            <text:p>6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1" office:value-type="float" office:value="14" calcext:value-type="float">
            <text:p>14</text:p>
          </table:table-cell>
          <table:table-cell table:style-name="ce29" office:value-type="string" calcext:value-type="string">
            <text:p>'2020-08-05 08:05:17’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Roger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2020-05-13</text:p>
          </table:table-cell>
          <table:table-cell table:formula="of:=&quot; (&quot;&amp;[.V6]&amp;&quot;, &quot;&amp;[.W6]&amp;&quot;, &quot;&amp;[.X6]&amp;&quot;),&quot;" office:value-type="string" office:string-value=" (1, 14, '2020-08-05 08:05:17’)," calcext:value-type="string">
            <text:p><text:s/>(1, 14, '2020-08-05 08:05:17’),</text:p>
          </table:table-cell>
          <table:table-cell table:number-columns-repeated="992"/>
        </table:table-row>
        <table:table-row table:style-name="ro1">
          <table:table-cell table:number-columns-repeated="4"/>
          <table:table-cell table:style-name="ce21" office:value-type="float" office:value="5" calcext:value-type="float">
            <text:p>5</text:p>
          </table:table-cell>
          <table:table-cell table:style-name="ce23" office:value-type="string" calcext:value-type="string">
            <text:p>Tyler</text:p>
          </table:table-cell>
          <table:table-cell table:style-name="ce21" office:value-type="string" calcext:value-type="string">
            <text:p>Isle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Temporary Culture</text:p>
          </table:table-cell>
          <table:table-cell table:style-name="ce5" office:value-type="string" calcext:value-type="string">
            <text:p>2</text:p>
          </table:table-cell>
          <table:table-cell table:style-name="ce7" office:value-type="string" calcext:value-type="string">
            <text:p>2001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26" office:value-type="string" calcext:value-type="string">
            <text:p>Time Fireworks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52" calcext:value-type="float">
            <text:p>152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1" office:value-type="float" office:value="15" calcext:value-type="float">
            <text:p>15</text:p>
          </table:table-cell>
          <table:table-cell table:style-name="ce29" office:value-type="string" calcext:value-type="string">
            <text:p>'2020-09-14 16:32:22’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orman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2017-02-17</text:p>
          </table:table-cell>
          <table:table-cell table:formula="of:=&quot; (&quot;&amp;[.V7]&amp;&quot;, &quot;&amp;[.W7]&amp;&quot;, &quot;&amp;[.X7]&amp;&quot;),&quot;" office:value-type="string" office:string-value=" (1, 15, '2020-09-14 16:32:22’)," calcext:value-type="string">
            <text:p><text:s/>(1, 15, '2020-09-14 16:32:22’),</text:p>
          </table:table-cell>
          <table:table-cell table:number-columns-repeated="992"/>
        </table:table-row>
        <table:table-row table:style-name="ro1">
          <table:table-cell table:number-columns-repeated="4"/>
          <table:table-cell table:style-name="ce21" office:value-type="float" office:value="6" calcext:value-type="float">
            <text:p>6</text:p>
          </table:table-cell>
          <table:table-cell table:style-name="ce24" office:value-type="string" calcext:value-type="string">
            <text:p>Walter</text:p>
          </table:table-cell>
          <table:table-cell table:style-name="ce21" office:value-type="string" calcext:value-type="string">
            <text:p>Phoenix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ibrary of liberty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2003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Magic Circus</text:p>
          </table:table-cell>
          <table:table-cell table:style-name="ce21" office:value-type="float" office:value="3" calcext:value-type="float">
            <text:p>3</text:p>
          </table:table-cell>
          <table:table-cell table:style-name="ce28" office:value-type="float" office:value="105" calcext:value-type="float">
            <text:p>105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1" office:value-type="float" office:value="34" calcext:value-type="float">
            <text:p>34</text:p>
          </table:table-cell>
          <table:table-cell table:style-name="ce29" office:value-type="string" calcext:value-type="string">
            <text:p>'2020-01-02 07:40:33’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atrick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2017-01-06</text:p>
          </table:table-cell>
          <table:table-cell table:formula="of:=&quot; (&quot;&amp;[.V8]&amp;&quot;, &quot;&amp;[.W8]&amp;&quot;, &quot;&amp;[.X8]&amp;&quot;),&quot;" office:value-type="string" office:string-value=" (2, 34, '2020-01-02 07:40:33’)," calcext:value-type="string">
            <text:p><text:s/>(2, 34, '2020-01-02 07:40:33’),</text:p>
          </table:table-cell>
          <table:table-cell table:number-columns-repeated="992"/>
        </table:table-row>
        <table:table-row table:style-name="ro1">
          <table:table-cell table:number-columns-repeated="8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hained Down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2007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Honey, So Do I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07" calcext:value-type="float">
            <text:p>207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21" office:value-type="float" office:value="6" calcext:value-type="float">
            <text:p>6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1" office:value-type="float" office:value="24" calcext:value-type="float">
            <text:p>24</text:p>
          </table:table-cell>
          <table:table-cell table:style-name="ce29" office:value-type="string" calcext:value-type="string">
            <text:p>'2020-05-16 06:16:22’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Vivian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2018-01-05</text:p>
          </table:table-cell>
          <table:table-cell table:formula="of:=&quot; (&quot;&amp;[.V9]&amp;&quot;, &quot;&amp;[.W9]&amp;&quot;, &quot;&amp;[.X9]&amp;&quot;),&quot;" office:value-type="string" office:string-value=" (2, 24, '2020-05-16 06:16:22’)," calcext:value-type="string">
            <text:p><text:s/>(2, 24, '2020-05-16 06:16:22’),</text:p>
          </table:table-cell>
          <table:table-cell table:number-columns-repeated="992"/>
        </table:table-row>
        <table:table-row table:style-name="ro1"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abinet of fools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2012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Sweetie, Let's Go Wild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39" calcext:value-type="float">
            <text:p>139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1" office:value-type="float" office:value="21" calcext:value-type="float">
            <text:p>21</text:p>
          </table:table-cell>
          <table:table-cell table:style-name="ce29" office:value-type="string" calcext:value-type="string">
            <text:p>'2020-10-09 12:27:48’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arol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2018-02-14</text:p>
          </table:table-cell>
          <table:table-cell table:formula="of:=&quot; (&quot;&amp;[.V10]&amp;&quot;, &quot;&amp;[.W10]&amp;&quot;, &quot;&amp;[.X10]&amp;&quot;),&quot;" office:value-type="string" office:string-value=" (2, 21, '2020-10-09 12:27:48’)," calcext:value-type="string">
            <text:p><text:s/>(2, 21, '2020-10-09 12:27:48’),</text:p>
          </table:table-cell>
          <table:table-cell table:number-columns-repeated="992"/>
        </table:table-row>
        <table:table-row table:style-name="ro1">
          <table:table-cell table:number-columns-repeated="8"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No guarantees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2015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26" office:value-type="string" calcext:value-type="string">
            <text:p>She Knows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44" calcext:value-type="float">
            <text:p>244</text:p>
          </table:table-cell>
          <table:table-cell/>
          <table:table-cell table:number-columns-repeated="2" table:style-name="ce21" office:value-type="float" office:value="5" calcext:value-type="float">
            <text:p>5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1" office:value-type="float" office:value="39" calcext:value-type="float">
            <text:p>39</text:p>
          </table:table-cell>
          <table:table-cell table:style-name="ce29" office:value-type="string" calcext:value-type="string">
            <text:p>'2020-09-21 13:14:46’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ngelina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2018-04-29</text:p>
          </table:table-cell>
          <table:table-cell table:formula="of:=&quot; (&quot;&amp;[.V11]&amp;&quot;, &quot;&amp;[.W11]&amp;&quot;, &quot;&amp;[.X11]&amp;&quot;),&quot;" office:value-type="string" office:string-value=" (2, 39, '2020-09-21 13:14:46’)," calcext:value-type="string">
            <text:p><text:s/>(2, 39, '2020-09-21 13:14:46’),</text:p>
          </table:table-cell>
          <table:table-cell table:number-columns-repeated="992"/>
        </table:table-row>
        <table:table-row table:style-name="ro1">
          <table:table-cell table:number-columns-repeated="8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pparatus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015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Fantasy For Me</text:p>
          </table:table-cell>
          <table:table-cell table:style-name="ce21" office:value-type="float" office:value="4" calcext:value-type="float">
            <text:p>4</text:p>
          </table:table-cell>
          <table:table-cell table:style-name="ce28" office:value-type="float" office:value="100" calcext:value-type="float">
            <text:p>100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21" office:value-type="float" office:value="6" calcext:value-type="float">
            <text:p>6</text:p>
          </table:table-cell>
          <table:table-cell table:style-name="ce29" office:value-type="string" calcext:value-type="string">
            <text:p>'2020-11-13 16:55:13’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aul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2017-01-17</text:p>
          </table:table-cell>
          <table:table-cell table:formula="of:=&quot; (&quot;&amp;[.V12]&amp;&quot;, &quot;&amp;[.W12]&amp;&quot;, &quot;&amp;[.X12]&amp;&quot;),&quot;" office:value-type="string" office:string-value=" (3, 6, '2020-11-13 16:55:13’)," calcext:value-type="string">
            <text:p><text:s/>(3, 6, '2020-11-13 16:55:13’),</text:p>
          </table:table-cell>
          <table:table-cell table:number-columns-repeated="992"/>
        </table:table-row>
        <table:table-row table:style-name="ro9">
          <table:table-cell table:number-columns-repeated="13"/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Celebration Of More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46" calcext:value-type="float">
            <text:p>146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number-columns-repeated="2" table:style-name="ce21" office:value-type="float" office:value="3" calcext:value-type="float">
            <text:p>3</text:p>
          </table:table-cell>
          <table:table-cell table:style-name="ce29" office:value-type="string" calcext:value-type="string">
            <text:p>'2020-12-05 18:38:30’</text:p>
          </table:table-cell>
          <table:table-cell table:number-columns-repeated="6"/>
          <table:table-cell table:formula="of:=&quot; (&quot;&amp;[.V13]&amp;&quot;, &quot;&amp;[.W13]&amp;&quot;, &quot;&amp;[.X13]&amp;&quot;),&quot;" office:value-type="string" office:string-value=" (3, 3, '2020-12-05 18:38:30’)," calcext:value-type="string">
            <text:p><text:s/>(3, 3, '2020-12-05 18:38:30’),</text:p>
          </table:table-cell>
          <table:table-cell table:number-columns-repeated="992"/>
        </table:table-row>
        <table:table-row table:style-name="ro9">
          <table:table-cell table:number-columns-repeated="13"/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Rock His Everything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23" calcext:value-type="float">
            <text:p>223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21" office:value-type="float" office:value="26" calcext:value-type="float">
            <text:p>26</text:p>
          </table:table-cell>
          <table:table-cell table:style-name="ce29" office:value-type="string" calcext:value-type="string">
            <text:p>'2020-07-30 10:00:00’</text:p>
          </table:table-cell>
          <table:table-cell table:number-columns-repeated="6"/>
          <table:table-cell table:formula="of:=&quot; (&quot;&amp;[.V14]&amp;&quot;, &quot;&amp;[.W14]&amp;&quot;, &quot;&amp;[.X14]&amp;&quot;),&quot;" office:value-type="string" office:string-value=" (3, 26, '2020-07-30 10:00:00’)," calcext:value-type="string">
            <text:p><text:s/>(3, 26, '2020-07-30 10:00:00’),</text:p>
          </table:table-cell>
          <table:table-cell table:number-columns-repeated="992"/>
        </table:table-row>
        <table:table-row table:style-name="ro9">
          <table:table-cell table:number-columns-repeated="13"/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Home Forev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31" calcext:value-type="float">
            <text:p>231</text:p>
          </table:table-cell>
          <table:table-cell/>
          <table:table-cell table:number-columns-repeated="2" table:style-name="ce21" office:value-type="float" office:value="6" calcext:value-type="float">
            <text:p>6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9" office:value-type="string" calcext:value-type="string">
            <text:p>'2021-08-15 17:10:10’</text:p>
          </table:table-cell>
          <table:table-cell table:number-columns-repeated="6"/>
          <table:table-cell table:formula="of:=&quot; (&quot;&amp;[.V15]&amp;&quot;, &quot;&amp;[.W15]&amp;&quot;, &quot;&amp;[.X15]&amp;&quot;),&quot;" office:value-type="string" office:string-value=" (4, 2, '2021-08-15 17:10:10’)," calcext:value-type="string">
            <text:p><text:s/>(4, 2, '2021-08-15 17:10:10’),</text:p>
          </table:table-cell>
          <table:table-cell table:number-columns-repeated="992"/>
        </table:table-row>
        <table:table-row table:style-name="ro9">
          <table:table-cell table:number-columns-repeated="13"/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Diamond Pow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41" calcext:value-type="float">
            <text:p>241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style-name="ce21" office:value-type="float" office:value="4" calcext:value-type="float">
            <text:p>4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1" office:value-type="float" office:value="35" calcext:value-type="float">
            <text:p>35</text:p>
          </table:table-cell>
          <table:table-cell table:style-name="ce29" office:value-type="string" calcext:value-type="string">
            <text:p>'2021-07-10 15:20:30’</text:p>
          </table:table-cell>
          <table:table-cell table:number-columns-repeated="6"/>
          <table:table-cell table:formula="of:=&quot; (&quot;&amp;[.V16]&amp;&quot;, &quot;&amp;[.W16]&amp;&quot;, &quot;&amp;[.X16]&amp;&quot;),&quot;" office:value-type="string" office:string-value=" (4, 35, '2021-07-10 15:20:30’)," calcext:value-type="string">
            <text:p><text:s/>(4, 35, '2021-07-10 15:20:30’),</text:p>
          </table:table-cell>
          <table:table-cell table:number-columns-repeated="992"/>
        </table:table-row>
        <table:table-row table:style-name="ro1">
          <table:table-cell table:number-columns-repeated="13"/>
          <table:table-cell table:style-name="ce21" office:value-type="float" office:value="15" calcext:value-type="float">
            <text:p>15</text:p>
          </table:table-cell>
          <table:table-cell table:style-name="ce26" office:value-type="string" calcext:value-type="string">
            <text:p>Let's Be Silly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32" calcext:value-type="float">
            <text:p>132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style-name="ce21" office:value-type="float" office:value="5" calcext:value-type="float">
            <text:p>5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7" calcext:value-type="float">
            <text:p>27</text:p>
          </table:table-cell>
          <table:table-cell table:style-name="ce29" office:value-type="string" calcext:value-type="string">
            <text:p>'2021-01-09 01:44:33’</text:p>
          </table:table-cell>
          <table:table-cell table:number-columns-repeated="6"/>
          <table:table-cell table:formula="of:=&quot; (&quot;&amp;[.V17]&amp;&quot;, &quot;&amp;[.W17]&amp;&quot;, &quot;&amp;[.X17]&amp;&quot;),&quot;" office:value-type="string" office:string-value=" (4, 27, '2021-01-09 01:44:33’)," calcext:value-type="string">
            <text:p><text:s/>(4, 27, '2021-01-09 01:44:33’),</text:p>
          </table:table-cell>
          <table:table-cell table:number-columns-repeated="992"/>
        </table:table-row>
        <table:table-row table:style-name="ro9">
          <table:table-cell table:number-columns-repeated="13"/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Thang Of Thunder</text:p>
          </table:table-cell>
          <table:table-cell table:style-name="ce21" office:value-type="float" office:value="5" calcext:value-type="float">
            <text:p>5</text:p>
          </table:table-cell>
          <table:table-cell table:style-name="ce28" office:value-type="float" office:value="240" calcext:value-type="float">
            <text:p>240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style-name="ce21" office:value-type="float" office:value="6" calcext:value-type="float">
            <text:p>6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21" office:value-type="float" office:value="7" calcext:value-type="float">
            <text:p>7</text:p>
          </table:table-cell>
          <table:table-cell table:style-name="ce29" office:value-type="string" calcext:value-type="string">
            <text:p>'2020-07-03 19:33:28’</text:p>
          </table:table-cell>
          <table:table-cell table:style-name="ce59"/>
          <table:table-cell table:number-columns-repeated="5"/>
          <table:table-cell table:formula="of:=&quot; (&quot;&amp;[.V18]&amp;&quot;, &quot;&amp;[.W18]&amp;&quot;, &quot;&amp;[.X18]&amp;&quot;),&quot;" office:value-type="string" office:string-value=" (5, 7, '2020-07-03 19:33:28’)," calcext:value-type="string">
            <text:p><text:s/>(5, 7, '2020-07-03 19:33:28’),</text:p>
          </table:table-cell>
          <table:table-cell table:number-columns-repeated="992"/>
        </table:table-row>
        <table:table-row table:style-name="ro9">
          <table:table-cell table:number-columns-repeated="13"/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Words Of Her Life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85" calcext:value-type="float">
            <text:p>185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style-name="ce21" office:value-type="float" office:value="5" calcext:value-type="float">
            <text:p>5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21" office:value-type="float" office:value="12" calcext:value-type="float">
            <text:p>12</text:p>
          </table:table-cell>
          <table:table-cell table:style-name="ce29" office:value-type="string" calcext:value-type="string">
            <text:p>'2017-02-24 21:14:22’</text:p>
          </table:table-cell>
          <table:table-cell table:number-columns-repeated="6"/>
          <table:table-cell table:formula="of:=&quot; (&quot;&amp;[.V19]&amp;&quot;, &quot;&amp;[.W19]&amp;&quot;, &quot;&amp;[.X19]&amp;&quot;),&quot;" office:value-type="string" office:string-value=" (5, 12, '2017-02-24 21:14:22’)," calcext:value-type="string">
            <text:p><text:s/>(5, 12, '2017-02-24 21:14:22’),</text:p>
          </table:table-cell>
          <table:table-cell table:number-columns-repeated="992"/>
        </table:table-row>
        <table:table-row table:style-name="ro1">
          <table:table-cell table:number-columns-repeated="13"/>
          <table:table-cell table:style-name="ce21" office:value-type="float" office:value="18" calcext:value-type="float">
            <text:p>18</text:p>
          </table:table-cell>
          <table:table-cell table:style-name="ce26" office:value-type="string" calcext:value-type="string">
            <text:p>Without My Streets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76" calcext:value-type="float">
            <text:p>176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21" office:value-type="float" office:value="14" calcext:value-type="float">
            <text:p>14</text:p>
          </table:table-cell>
          <table:table-cell table:style-name="ce29" office:value-type="string" calcext:value-type="string">
            <text:p>'2020-08-06 15:23:43’</text:p>
          </table:table-cell>
          <table:table-cell table:number-columns-repeated="6"/>
          <table:table-cell table:formula="of:=&quot; (&quot;&amp;[.V20]&amp;&quot;, &quot;&amp;[.W20]&amp;&quot;, &quot;&amp;[.X20]&amp;&quot;),&quot;" office:value-type="string" office:string-value=" (5, 14, '2020-08-06 15:23:43’)," calcext:value-type="string">
            <text:p><text:s/>(5, 14, '2020-08-06 15:23:43’),</text:p>
          </table:table-cell>
          <table:table-cell table:number-columns-repeated="992"/>
        </table:table-row>
        <table:table-row table:style-name="ro9">
          <table:table-cell table:number-columns-repeated="13"/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Need Of The Evening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90" calcext:value-type="float">
            <text:p>190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string" calcext:value-type="string">
            <text:p>'2020-11-10 13:52:27’</text:p>
          </table:table-cell>
          <table:table-cell table:number-columns-repeated="6"/>
          <table:table-cell table:formula="of:=&quot; (&quot;&amp;[.V21]&amp;&quot;, &quot;&amp;[.W21]&amp;&quot;, &quot;&amp;[.X21]&amp;&quot;),&quot;" office:value-type="string" office:string-value=" (5, 1, '2020-11-10 13:52:27’)," calcext:value-type="string">
            <text:p><text:s/>(5, 1, '2020-11-10 13:52:27’),</text:p>
          </table:table-cell>
          <table:table-cell table:number-columns-repeated="992"/>
        </table:table-row>
        <table:table-row table:style-name="ro9">
          <table:table-cell table:number-columns-repeated="13"/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History Of My Roses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22" calcext:value-type="float">
            <text:p>222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21" office:value-type="float" office:value="3" calcext:value-type="float">
            <text:p>3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21" office:value-type="float" office:value="38" calcext:value-type="float">
            <text:p>38</text:p>
          </table:table-cell>
          <table:table-cell table:style-name="ce29" office:value-type="string" calcext:value-type="string">
            <text:p>'2019-02-07 20:33:48’</text:p>
          </table:table-cell>
          <table:table-cell table:number-columns-repeated="6"/>
          <table:table-cell table:formula="of:=&quot; (&quot;&amp;[.V22]&amp;&quot;, &quot;&amp;[.W22]&amp;&quot;, &quot;&amp;[.X22]&amp;&quot;),&quot;" office:value-type="string" office:string-value=" (6, 38, '2019-02-07 20:33:48’)," calcext:value-type="string">
            <text:p><text:s/>(6, 38, '2019-02-07 20:33:48’),</text:p>
          </table:table-cell>
          <table:table-cell table:number-columns-repeated="992"/>
        </table:table-row>
        <table:table-row table:style-name="ro9">
          <table:table-cell table:number-columns-repeated="13"/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Without My Love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11" calcext:value-type="float">
            <text:p>111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4" calcext:value-type="float">
            <text:p>4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21" office:value-type="float" office:value="29" calcext:value-type="float">
            <text:p>29</text:p>
          </table:table-cell>
          <table:table-cell table:style-name="ce29" office:value-type="string" calcext:value-type="string">
            <text:p>'2017-01-24 00:31:17’</text:p>
          </table:table-cell>
          <table:table-cell table:number-columns-repeated="6"/>
          <table:table-cell table:formula="of:=&quot; (&quot;&amp;[.V23]&amp;&quot;, &quot;&amp;[.W23]&amp;&quot;, &quot;&amp;[.X23]&amp;&quot;),&quot;" office:value-type="string" office:string-value=" (6, 29, '2017-01-24 00:31:17’)," calcext:value-type="string">
            <text:p><text:s/>(6, 29, '2017-01-24 00:31:17’),</text:p>
          </table:table-cell>
          <table:table-cell table:number-columns-repeated="992"/>
        </table:table-row>
        <table:table-row table:style-name="ro9">
          <table:table-cell table:number-columns-repeated="13"/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Walking And Game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3" calcext:value-type="float">
            <text:p>123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21" office:value-type="float" office:value="30" calcext:value-type="float">
            <text:p>30</text:p>
          </table:table-cell>
          <table:table-cell table:style-name="ce29" office:value-type="string" calcext:value-type="string">
            <text:p>'2017-10-12 12:35:20’</text:p>
          </table:table-cell>
          <table:table-cell table:number-columns-repeated="6"/>
          <table:table-cell table:formula="of:=&quot; (&quot;&amp;[.V24]&amp;&quot;, &quot;&amp;[.W24]&amp;&quot;, &quot;&amp;[.X24]&amp;&quot;),&quot;" office:value-type="string" office:string-value=" (6, 30, '2017-10-12 12:35:20’)," calcext:value-type="string">
            <text:p><text:s/>(6, 30, '2017-10-12 12:35:20’),</text:p>
          </table:table-cell>
          <table:table-cell table:number-columns-repeated="992"/>
        </table:table-row>
        <table:table-row table:style-name="ro1">
          <table:table-cell table:number-columns-repeated="13"/>
          <table:table-cell table:style-name="ce21" office:value-type="float" office:value="23" calcext:value-type="float">
            <text:p>23</text:p>
          </table:table-cell>
          <table:table-cell table:style-name="ce27" office:value-type="string" calcext:value-type="string">
            <text:p>Young And Father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97" calcext:value-type="float">
            <text:p>197</text:p>
          </table:table-cell>
          <table:table-cell table:number-columns-repeated="4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22" calcext:value-type="float">
            <text:p>22</text:p>
          </table:table-cell>
          <table:table-cell table:style-name="ce29" office:value-type="string" calcext:value-type="string">
            <text:p>'2018-05-29 14:56:41’</text:p>
          </table:table-cell>
          <table:table-cell table:number-columns-repeated="6"/>
          <table:table-cell table:formula="of:=&quot; (&quot;&amp;[.V25]&amp;&quot;, &quot;&amp;[.W25]&amp;&quot;, &quot;&amp;[.X25]&amp;&quot;),&quot;" office:value-type="string" office:string-value=" (6, 22, '2018-05-29 14:56:41’)," calcext:value-type="string">
            <text:p><text:s/>(6, 22, '2018-05-29 14:56:41’),</text:p>
          </table:table-cell>
          <table:table-cell table:number-columns-repeated="992"/>
        </table:table-row>
        <table:table-row table:style-name="ro9">
          <table:table-cell table:number-columns-repeated="13"/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Finding My Traditions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179" calcext:value-type="float">
            <text:p>179</text:p>
          </table:table-cell>
          <table:table-cell table:number-columns-repeated="4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5" calcext:value-type="float">
            <text:p>5</text:p>
          </table:table-cell>
          <table:table-cell table:style-name="ce29" office:value-type="string" calcext:value-type="string">
            <text:p>'2018-05-09 22:30:49’</text:p>
          </table:table-cell>
          <table:table-cell table:number-columns-repeated="6"/>
          <table:table-cell table:formula="of:=&quot; (&quot;&amp;[.V26]&amp;&quot;, &quot;&amp;[.W26]&amp;&quot;, &quot;&amp;[.X26]&amp;&quot;),&quot;" office:value-type="string" office:string-value=" (7, 5, '2018-05-09 22:30:49’)," calcext:value-type="string">
            <text:p><text:s/>(7, 5, '2018-05-09 22:30:49’),</text:p>
          </table:table-cell>
          <table:table-cell table:number-columns-repeated="992"/>
        </table:table-row>
        <table:table-row table:style-name="ro9">
          <table:table-cell table:number-columns-repeated="13"/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Walking And Man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229" calcext:value-type="float">
            <text:p>229</text:p>
          </table:table-cell>
          <table:table-cell table:number-columns-repeated="4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4" calcext:value-type="float">
            <text:p>4</text:p>
          </table:table-cell>
          <table:table-cell table:style-name="ce29" office:value-type="string" calcext:value-type="string">
            <text:p>'2020-07-27 12:52:58’</text:p>
          </table:table-cell>
          <table:table-cell table:number-columns-repeated="6"/>
          <table:table-cell table:formula="of:=&quot; (&quot;&amp;[.V27]&amp;&quot;, &quot;&amp;[.W27]&amp;&quot;, &quot;&amp;[.X27]&amp;&quot;),&quot;" office:value-type="string" office:string-value=" (7, 4, '2020-07-27 12:52:58’)," calcext:value-type="string">
            <text:p><text:s/>(7, 4, '2020-07-27 12:52:58’),</text:p>
          </table:table-cell>
          <table:table-cell table:number-columns-repeated="992"/>
        </table:table-row>
        <table:table-row table:style-name="ro9">
          <table:table-cell table:number-columns-repeated="13"/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Hard And Time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135" calcext:value-type="float">
            <text:p>135</text:p>
          </table:table-cell>
          <table:table-cell table:number-columns-repeated="4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11" calcext:value-type="float">
            <text:p>11</text:p>
          </table:table-cell>
          <table:table-cell table:style-name="ce29" office:value-type="string" calcext:value-type="string">
            <text:p>'2018-01-16 18:40:43’</text:p>
          </table:table-cell>
          <table:table-cell table:number-columns-repeated="6"/>
          <table:table-cell table:formula="of:=&quot; (&quot;&amp;[.V28]&amp;&quot;, &quot;&amp;[.W28]&amp;&quot;, &quot;&amp;[.X28]&amp;&quot;),&quot;" office:value-type="string" office:string-value=" (7, 11, '2018-01-16 18:40:43’)," calcext:value-type="string">
            <text:p><text:s/>(7, 11, '2018-01-16 18:40:43’),</text:p>
          </table:table-cell>
          <table:table-cell table:number-columns-repeated="992"/>
        </table:table-row>
        <table:table-row table:style-name="ro1">
          <table:table-cell table:number-columns-repeated="13"/>
          <table:table-cell table:style-name="ce21" office:value-type="float" office:value="27" calcext:value-type="float">
            <text:p>27</text:p>
          </table:table-cell>
          <table:table-cell table:style-name="ce27" office:value-type="string" calcext:value-type="string">
            <text:p>Honey, I'm A Lone Wolf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150" calcext:value-type="float">
            <text:p>150</text:p>
          </table:table-cell>
          <table:table-cell table:number-columns-repeated="4"/>
          <table:table-cell table:style-name="ce21" office:value-type="float" office:value="8" calcext:value-type="float">
            <text:p>8</text:p>
          </table:table-cell>
          <table:table-cell table:style-name="ce21" office:value-type="float" office:value="39" calcext:value-type="float">
            <text:p>39</text:p>
          </table:table-cell>
          <table:table-cell table:style-name="ce29" office:value-type="string" calcext:value-type="string">
            <text:p>'2018-03-21 16:56:40’</text:p>
          </table:table-cell>
          <table:table-cell table:number-columns-repeated="6"/>
          <table:table-cell table:formula="of:=&quot; (&quot;&amp;[.V29]&amp;&quot;, &quot;&amp;[.W29]&amp;&quot;, &quot;&amp;[.X29]&amp;&quot;),&quot;" office:value-type="string" office:string-value=" (8, 39, '2018-03-21 16:56:40’)," calcext:value-type="string">
            <text:p><text:s/>(8, 39, '2018-03-21 16:56:40’),</text:p>
          </table:table-cell>
          <table:table-cell table:number-columns-repeated="992"/>
        </table:table-row>
        <table:table-row table:style-name="ro9">
          <table:table-cell table:number-columns-repeated="13"/>
          <table:table-cell table:style-name="ce21" office:value-type="float" office:value="28" calcext:value-type="float">
            <text:p>28</text:p>
          </table:table-cell>
          <table:table-cell table:style-name="ce25" office:value-type="string" calcext:value-type="string">
            <text:p>She Thinks I Won't Stay Tonight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66" calcext:value-type="float">
            <text:p>166</text:p>
          </table:table-cell>
          <table:table-cell table:number-columns-repeated="4"/>
          <table:table-cell table:style-name="ce21" office:value-type="float" office:value="8" calcext:value-type="float">
            <text:p>8</text:p>
          </table:table-cell>
          <table:table-cell table:style-name="ce21" office:value-type="float" office:value="40" calcext:value-type="float">
            <text:p>40</text:p>
          </table:table-cell>
          <table:table-cell table:style-name="ce29" office:value-type="string" calcext:value-type="string">
            <text:p>'2020-10-18 13:38:05’</text:p>
          </table:table-cell>
          <table:table-cell table:number-columns-repeated="6"/>
          <table:table-cell table:formula="of:=&quot; (&quot;&amp;[.V30]&amp;&quot;, &quot;&amp;[.W30]&amp;&quot;, &quot;&amp;[.X30]&amp;&quot;),&quot;" office:value-type="string" office:string-value=" (8, 40, '2020-10-18 13:38:05’)," calcext:value-type="string">
            <text:p><text:s/>(8, 40, '2020-10-18 13:38:05’),</text:p>
          </table:table-cell>
          <table:table-cell table:number-columns-repeated="992"/>
        </table:table-row>
        <table:table-row table:style-name="ro9">
          <table:table-cell table:number-columns-repeated="13"/>
          <table:table-cell table:style-name="ce21" office:value-type="float" office:value="29" calcext:value-type="float">
            <text:p>29</text:p>
          </table:table-cell>
          <table:table-cell table:style-name="ce25" office:value-type="string" calcext:value-type="string">
            <text:p>He Heard You're Bad For Me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54" calcext:value-type="float">
            <text:p>154</text:p>
          </table:table-cell>
          <table:table-cell table:number-columns-repeated="4"/>
          <table:table-cell table:style-name="ce21" office:value-type="float" office:value="8" calcext:value-type="float">
            <text:p>8</text:p>
          </table:table-cell>
          <table:table-cell table:style-name="ce21" office:value-type="float" office:value="32" calcext:value-type="float">
            <text:p>32</text:p>
          </table:table-cell>
          <table:table-cell table:style-name="ce29" office:value-type="string" calcext:value-type="string">
            <text:p>'2019-05-25 08:14:03’</text:p>
          </table:table-cell>
          <table:table-cell table:number-columns-repeated="6"/>
          <table:table-cell table:formula="of:=&quot; (&quot;&amp;[.V31]&amp;&quot;, &quot;&amp;[.W31]&amp;&quot;, &quot;&amp;[.X31]&amp;&quot;),&quot;" office:value-type="string" office:string-value=" (8, 32, '2019-05-25 08:14:03’)," calcext:value-type="string">
            <text:p><text:s/>(8, 32, '2019-05-25 08:14:03’),</text:p>
          </table:table-cell>
          <table:table-cell table:number-columns-repeated="992"/>
        </table:table-row>
        <table:table-row table:style-name="ro9">
          <table:table-cell table:number-columns-repeated="13"/>
          <table:table-cell table:style-name="ce21" office:value-type="float" office:value="30" calcext:value-type="float">
            <text:p>30</text:p>
          </table:table-cell>
          <table:table-cell table:style-name="ce25" office:value-type="string" calcext:value-type="string">
            <text:p>He Hopes We Can't Stay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210" calcext:value-type="float">
            <text:p>210</text:p>
          </table:table-cell>
          <table:table-cell table:number-columns-repeated="4"/>
          <table:table-cell table:style-name="ce21" office:value-type="float" office:value="8" calcext:value-type="float">
            <text:p>8</text:p>
          </table:table-cell>
          <table:table-cell table:style-name="ce21" office:value-type="float" office:value="33" calcext:value-type="float">
            <text:p>33</text:p>
          </table:table-cell>
          <table:table-cell table:style-name="ce29" office:value-type="string" calcext:value-type="string">
            <text:p>'2021-08-15 21:37:09’</text:p>
          </table:table-cell>
          <table:table-cell table:number-columns-repeated="6"/>
          <table:table-cell table:formula="of:=&quot; (&quot;&amp;[.V32]&amp;&quot;, &quot;&amp;[.W32]&amp;&quot;, &quot;&amp;[.X32]&amp;&quot;),&quot;" office:value-type="string" office:string-value=" (8, 33, '2021-08-15 21:37:09’)," calcext:value-type="string">
            <text:p><text:s/>(8, 33, '2021-08-15 21:37:09’),</text:p>
          </table:table-cell>
          <table:table-cell table:number-columns-repeated="992"/>
        </table:table-row>
        <table:table-row table:style-name="ro1">
          <table:table-cell table:number-columns-repeated="13"/>
          <table:table-cell table:style-name="ce21" office:value-type="float" office:value="31" calcext:value-type="float">
            <text:p>31</text:p>
          </table:table-cell>
          <table:table-cell table:style-name="ce27" office:value-type="string" calcext:value-type="string">
            <text:p>I Know I Know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17" calcext:value-type="float">
            <text:p>117</text:p>
          </table:table-cell>
          <table:table-cell table:number-columns-repeated="4"/>
          <table:table-cell table:style-name="ce21" office:value-type="float" office:value="9" calcext:value-type="float">
            <text:p>9</text:p>
          </table:table-cell>
          <table:table-cell table:style-name="ce21" office:value-type="float" office:value="16" calcext:value-type="float">
            <text:p>16</text:p>
          </table:table-cell>
          <table:table-cell table:style-name="ce29" office:value-type="string" calcext:value-type="string">
            <text:p>'2021-05-24 17:23:45’</text:p>
          </table:table-cell>
          <table:table-cell table:number-columns-repeated="6"/>
          <table:table-cell table:formula="of:=&quot; (&quot;&amp;[.V33]&amp;&quot;, &quot;&amp;[.W33]&amp;&quot;, &quot;&amp;[.X33]&amp;&quot;),&quot;" office:value-type="string" office:string-value=" (9, 16, '2021-05-24 17:23:45’)," calcext:value-type="string">
            <text:p><text:s/>(9, 16, '2021-05-24 17:23:45’),</text:p>
          </table:table-cell>
          <table:table-cell table:number-columns-repeated="992"/>
        </table:table-row>
        <table:table-row table:style-name="ro9">
          <table:table-cell table:number-columns-repeated="13"/>
          <table:table-cell table:style-name="ce21" office:value-type="float" office:value="32" calcext:value-type="float">
            <text:p>32</text:p>
          </table:table-cell>
          <table:table-cell table:style-name="ce25" office:value-type="string" calcext:value-type="string">
            <text:p>He's Walking Away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59" calcext:value-type="float">
            <text:p>159</text:p>
          </table:table-cell>
          <table:table-cell table:number-columns-repeated="4"/>
          <table:table-cell table:style-name="ce21" office:value-type="float" office:value="9" calcext:value-type="float">
            <text:p>9</text:p>
          </table:table-cell>
          <table:table-cell table:style-name="ce21" office:value-type="float" office:value="17" calcext:value-type="float">
            <text:p>17</text:p>
          </table:table-cell>
          <table:table-cell table:style-name="ce29" office:value-type="string" calcext:value-type="string">
            <text:p>'2018-12-07 22:48:52’</text:p>
          </table:table-cell>
          <table:table-cell table:number-columns-repeated="6"/>
          <table:table-cell table:formula="of:=&quot; (&quot;&amp;[.V34]&amp;&quot;, &quot;&amp;[.W34]&amp;&quot;, &quot;&amp;[.X34]&amp;&quot;),&quot;" office:value-type="string" office:string-value=" (9, 17, '2018-12-07 22:48:52’)," calcext:value-type="string">
            <text:p><text:s/>(9, 17, '2018-12-07 22:48:52’),</text:p>
          </table:table-cell>
          <table:table-cell table:number-columns-repeated="992"/>
        </table:table-row>
        <table:table-row table:style-name="ro9">
          <table:table-cell table:number-columns-repeated="13"/>
          <table:table-cell table:style-name="ce21" office:value-type="float" office:value="33" calcext:value-type="float">
            <text:p>33</text:p>
          </table:table-cell>
          <table:table-cell table:style-name="ce25" office:value-type="string" calcext:value-type="string">
            <text:p>He's Trouble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38" calcext:value-type="float">
            <text:p>138</text:p>
          </table:table-cell>
          <table:table-cell table:number-columns-repeated="4"/>
          <table:table-cell table:style-name="ce21" office:value-type="float" office:value="9" calcext:value-type="float">
            <text:p>9</text:p>
          </table:table-cell>
          <table:table-cell table:style-name="ce21" office:value-type="float" office:value="8" calcext:value-type="float">
            <text:p>8</text:p>
          </table:table-cell>
          <table:table-cell table:style-name="ce29" office:value-type="string" calcext:value-type="string">
            <text:p>'2021-03-14 06:14:26’</text:p>
          </table:table-cell>
          <table:table-cell table:number-columns-repeated="6"/>
          <table:table-cell table:formula="of:=&quot; (&quot;&amp;[.V35]&amp;&quot;, &quot;&amp;[.W35]&amp;&quot;, &quot;&amp;[.X35]&amp;&quot;),&quot;" office:value-type="string" office:string-value=" (9, 8, '2021-03-14 06:14:26’)," calcext:value-type="string">
            <text:p><text:s/>(9, 8, '2021-03-14 06:14:26’),</text:p>
          </table:table-cell>
          <table:table-cell table:number-columns-repeated="992"/>
        </table:table-row>
        <table:table-row table:style-name="ro9">
          <table:table-cell table:number-columns-repeated="13"/>
          <table:table-cell table:style-name="ce21" office:value-type="float" office:value="34" calcext:value-type="float">
            <text:p>34</text:p>
          </table:table-cell>
          <table:table-cell table:style-name="ce25" office:value-type="string" calcext:value-type="string">
            <text:p>I Heard I Want To Bo Alone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20" calcext:value-type="float">
            <text:p>120</text:p>
          </table:table-cell>
          <table:table-cell table:number-columns-repeated="4"/>
          <table:table-cell table:number-columns-repeated="2" table:style-name="ce21" office:value-type="float" office:value="9" calcext:value-type="float">
            <text:p>9</text:p>
          </table:table-cell>
          <table:table-cell table:style-name="ce29" office:value-type="string" calcext:value-type="string">
            <text:p>'2020-04-01 03:36:00’</text:p>
          </table:table-cell>
          <table:table-cell table:number-columns-repeated="6"/>
          <table:table-cell table:formula="of:=&quot; (&quot;&amp;[.V36]&amp;&quot;, &quot;&amp;[.W36]&amp;&quot;, &quot;&amp;[.X36]&amp;&quot;),&quot;" office:value-type="string" office:string-value=" (9, 9, '2020-04-01 03:36:00’)," calcext:value-type="string">
            <text:p><text:s/>(9, 9, '2020-04-01 03:36:00’),</text:p>
          </table:table-cell>
          <table:table-cell table:number-columns-repeated="992"/>
        </table:table-row>
        <table:table-row table:style-name="ro1">
          <table:table-cell table:number-columns-repeated="13"/>
          <table:table-cell table:style-name="ce21" office:value-type="float" office:value="35" calcext:value-type="float">
            <text:p>35</text:p>
          </table:table-cell>
          <table:table-cell table:style-name="ce27" office:value-type="string" calcext:value-type="string">
            <text:p>I Ride Alone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51" calcext:value-type="float">
            <text:p>151</text:p>
          </table:table-cell>
          <table:table-cell table:number-columns-repeated="4"/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20" calcext:value-type="float">
            <text:p>20</text:p>
          </table:table-cell>
          <table:table-cell table:style-name="ce29" office:value-type="string" calcext:value-type="string">
            <text:p>'2017-02-06 08:21:34’</text:p>
          </table:table-cell>
          <table:table-cell table:number-columns-repeated="6"/>
          <table:table-cell table:formula="of:=&quot; (&quot;&amp;[.V37]&amp;&quot;, &quot;&amp;[.W37]&amp;&quot;, &quot;&amp;[.X37]&amp;&quot;),&quot;" office:value-type="string" office:string-value=" (10, 20, '2017-02-06 08:21:34’)," calcext:value-type="string">
            <text:p><text:s/>(10, 20, '2017-02-06 08:21:34’),</text:p>
          </table:table-cell>
          <table:table-cell table:number-columns-repeated="992"/>
        </table:table-row>
        <table:table-row table:style-name="ro9">
          <table:table-cell table:number-columns-repeated="13"/>
          <table:table-cell table:style-name="ce21" office:value-type="float" office:value="36" calcext:value-type="float">
            <text:p>36</text:p>
          </table:table-cell>
          <table:table-cell table:style-name="ce25" office:value-type="string" calcext:value-type="string">
            <text:p>Honey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79" calcext:value-type="float">
            <text:p>79</text:p>
          </table:table-cell>
          <table:table-cell table:number-columns-repeated="4"/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21" calcext:value-type="float">
            <text:p>21</text:p>
          </table:table-cell>
          <table:table-cell table:style-name="ce29" office:value-type="string" calcext:value-type="string">
            <text:p>'2017-12-04 05:33:43’</text:p>
          </table:table-cell>
          <table:table-cell table:number-columns-repeated="6"/>
          <table:table-cell table:formula="of:=&quot; (&quot;&amp;[.V38]&amp;&quot;, &quot;&amp;[.W38]&amp;&quot;, &quot;&amp;[.X38]&amp;&quot;),&quot;" office:value-type="string" office:string-value=" (10, 21, '2017-12-04 05:33:43’)," calcext:value-type="string">
            <text:p><text:s/>(10, 21, '2017-12-04 05:33:43’),</text:p>
          </table:table-cell>
          <table:table-cell table:number-columns-repeated="992"/>
        </table:table-row>
        <table:table-row table:style-name="ro9">
          <table:table-cell table:number-columns-repeated="13"/>
          <table:table-cell table:style-name="ce21" office:value-type="float" office:value="37" calcext:value-type="float">
            <text:p>37</text:p>
          </table:table-cell>
          <table:table-cell table:style-name="ce25" office:value-type="string" calcext:value-type="string">
            <text:p>You Cheated On Me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95" calcext:value-type="float">
            <text:p>95</text:p>
          </table:table-cell>
          <table:table-cell table:number-columns-repeated="4"/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2" calcext:value-type="float">
            <text:p>12</text:p>
          </table:table-cell>
          <table:table-cell table:style-name="ce29" office:value-type="string" calcext:value-type="string">
            <text:p>'2017-07-27 05:24:49’</text:p>
          </table:table-cell>
          <table:table-cell table:number-columns-repeated="6"/>
          <table:table-cell table:formula="of:=&quot; (&quot;&amp;[.V39]&amp;&quot;, &quot;&amp;[.W39]&amp;&quot;, &quot;&amp;[.X39]&amp;&quot;),&quot;" office:value-type="string" office:string-value=" (10, 12, '2017-07-27 05:24:49’)," calcext:value-type="string">
            <text:p><text:s/>(10, 12, '2017-07-27 05:24:49’),</text:p>
          </table:table-cell>
          <table:table-cell table:number-columns-repeated="992"/>
        </table:table-row>
        <table:table-row table:style-name="ro9">
          <table:table-cell table:number-columns-repeated="13"/>
          <table:table-cell table:style-name="ce21" office:value-type="float" office:value="38" calcext:value-type="float">
            <text:p>38</text:p>
          </table:table-cell>
          <table:table-cell table:style-name="ce25" office:value-type="string" calcext:value-type="string">
            <text:p>Wouldn't It Be Nice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213" calcext:value-type="float">
            <text:p>213</text:p>
          </table:table-cell>
          <table:table-cell table:number-columns-repeated="4"/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3" calcext:value-type="float">
            <text:p>13</text:p>
          </table:table-cell>
          <table:table-cell table:style-name="ce29" office:value-type="string" calcext:value-type="string">
            <text:p>'2017-12-25 01:03:57’</text:p>
          </table:table-cell>
          <table:table-cell table:number-columns-repeated="6"/>
          <table:table-cell table:formula="of:=&quot; (&quot;&amp;[.V40]&amp;&quot;, &quot;&amp;[.W40]&amp;&quot;, &quot;&amp;[.X40]&amp;&quot;),&quot;" office:value-type="string" office:string-value=" (10, 13, '2017-12-25 01:03:57’)," calcext:value-type="string">
            <text:p><text:s/>(10, 13, '2017-12-25 01:03:57’),</text:p>
          </table:table-cell>
          <table:table-cell table:number-columns-repeated="992"/>
        </table:table-row>
        <table:table-row table:style-name="ro9">
          <table:table-cell table:number-columns-repeated="13"/>
          <table:table-cell table:style-name="ce21" office:value-type="float" office:value="39" calcext:value-type="float">
            <text:p>39</text:p>
          </table:table-cell>
          <table:table-cell table:style-name="ce25" office:value-type="string" calcext:value-type="string">
            <text:p>Baby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36" calcext:value-type="float">
            <text:p>136</text:p>
          </table:table-cell>
          <table:table-cell table:number-columns-repeated="1006"/>
        </table:table-row>
        <table:table-row table:style-name="ro1">
          <table:table-cell table:number-columns-repeated="13"/>
          <table:table-cell table:style-name="ce21" office:value-type="float" office:value="40" calcext:value-type="float">
            <text:p>40</text:p>
          </table:table-cell>
          <table:table-cell table:style-name="ce27" office:value-type="string" calcext:value-type="string">
            <text:p>You Make Me Feel So..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83" calcext:value-type="float">
            <text:p>83</text:p>
          </table:table-cell>
          <table:table-cell table:number-columns-repeated="1006"/>
        </table:table-row>
        <table:table-row table:style-name="ro9" table:number-rows-repeated="1048533">
          <table:table-cell table:number-columns-repeated="1023"/>
        </table:table-row>
        <table:table-row table:style-name="ro9">
          <table:table-cell table:number-columns-repeated="1023"/>
        </table:table-row>
      </table:table>
      <table:named-expressions/>
      <table:database-ranges>
        <table:database-range table:name="Table_1" table:target-range-address="Sheet1.A1:Sheet1.H11" table:orientation="column"/>
        <table:database-range table:name="Table_2" table:target-range-address="Sheet1.A13:Sheet1.F23" table:orientation="column"/>
        <table:database-range table:name="Table_3" table:target-range-address="Sheet1.J1:Sheet1.K1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0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905cm" fo:margin-left="0cm" fo:margin-right="0cm" fo:margin-top="1.517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/00/0000</text:date>, <text:time style:data-style-name="N2" text:time-value="12:02:58.28588545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>
        <text:p><text:span text:style-name="MT1">000000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5</meta:editing-cycles>
    <dc:date>2022-02-04T16:21:37.464597153</dc:date>
    <meta:generator>LibreOffice/6.4.7.2$Linux_X86_64 LibreOffice_project/40$Build-2</meta:generator>
    <meta:editing-duration>PT37M37S</meta:editing-duration>
    <meta:document-statistic meta:table-count="2" meta:cell-count="682" meta:object-count="0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